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automatic-styles>
    <style:style style:name="P1" style:family="paragraph" style:parent-style-name="Заголовок_20_2" style:master-page-name="MP0">
      <style:paragraph-properties style:page-number="auto" fo:break-before="page"/>
    </style:style>
    <style:style style:name="P2" style:family="paragraph" style:parent-style-name="Обычный">
      <style:paragraph-properties fo:text-align="start" style:justify-single-word="false"/>
    </style:style>
    <style:style style:name="P3" style:family="paragraph" style:parent-style-name="Stanza">
      <style:paragraph-properties fo:text-indent="1cm" style:auto-text-indent="false"/>
    </style:style>
    <style:style style:name="T1" style:family="text">
      <style:text-properties fo:font-style="italic" style:font-style-asian="italic" style:font-style-complex="italic"/>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is-list-header="true">XIII</text:h>
      <text:p text:style-name="P2"/>
      <text:p text:style-name="Обычный">Небольшой дворянский домик на московский манер, в котором проживала Авдотья Никитишна (или <text:span text:style-name="Основной_20_шрифт_20_абзаца"><text:span text:style-name="T1">Евдоксия)</text:span></text:span> <text:s/>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text:soft-page-break/>–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 <text:span text:style-name="Основной_20_шрифт_20_абзаца"><text:span text:style-name="T1">роняла</text:span></text:span> <text:s/>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 <text:span text:style-name="Основной_20_шрифт_20_абзаца"><text:span text:style-name="T1">слава богу! </text:span></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text:soft-page-break/>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 <text:span text:style-name="Основной_20_шрифт_20_абзаца"><text:span text:style-name="T1">Домостроя</text:span></text:span> .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 <text:span text:style-name="Основной_20_шрифт_20_абзаца"><text:span text:style-name="T2">Et toc, et toc, et tin-tin-tin!!.»</text:span></text:span></text:p>
      <text:p text:style-name="Обычный"><text:span text:style-name="Основной_20_шрифт_20_абзаца"><text:span text:style-name="T2">– Victor, </text:span></text:span>вы<text:span text:style-name="Основной_20_шрифт_20_абзаца"><text:span text:style-name="T2"> </text:span></text:span>шалун<text:span text:style-name="Основной_20_шрифт_20_абзаца"><text:span text:style-name="T2">.</text:span></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2"/>
      <text:p text:style-name="P3">И уста твои с моими</text:p>
      <text:p text:style-name="P3">В поцелуй горячий слить.</text:p>
      <text:p text:style-name="P3"/>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text:soft-page-break/>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 <text:span text:style-name="Основной_20_шрифт_20_абзаца"><text:span text:style-name="T1">твоего</text:span></text:span> <text:s/>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 <text:span text:style-name="Основной_20_шрифт_20_абзаца"><text:span text:style-name="T1">тыканья</text:span></text:span> <text:s/>Базарова.</text:p>
      <text:p text:style-name="Обычный"/>
      <text:h text:style-name="Заголовок_20_2" text:outline-level="2">XIV</text:h>
      <text:p text:style-name="P2"/>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 <text:span text:style-name="Основной_20_шрифт_20_абзаца"><text:span text:style-name="T1">шиком, </text:span></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text:soft-page-break/>– Точно так.</text:p>
      <text:p text:style-name="Обычный">– Я видела вашего батюшку два раза и 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text:soft-page-break/>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_20_2" text:outline-level="2">XV</text:h>
      <text:p text:style-name="P2"/>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text:soft-page-break/>–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 ко мне в Никольское.</text:p>
      <text:p text:style-name="Обычный"><text:soft-page-break/>–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h text:style-name="Заголовок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loext:hyphenation-keep-line="false"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loext:hyphenation-keep-line="false"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loext:hyphenation-keep-line="false"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Epigraph" style:family="paragraph">
      <style:paragraph-properties fo:margin-left="5.292cm"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ize="11pt" fo:font-style="italic" style:font-size-asian="11pt" style:font-style-asian="italic" style:font-size-complex="11pt"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text-align="justify" style:justify-single-word="false" fo:orphans="0" fo:widows="0" fo:hyphenation-ladder-count="no-limit" fo:hyphenation-keep="auto" loext:hyphenation-keep-type="column" loext:hyphenation-keep-line="false"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1pt" style:font-size-asian="11pt" style:font-size-complex="11pt"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text-align="justify" style:justify-single-word="false" fo:orphans="0" fo:widows="0" fo:hyphenation-ladder-count="no-limit" fo:hyphenation-keep="auto" loext:hyphenation-keep-type="column" loext:hyphenation-keep-line="false" fo:text-indent="0.353cm" style:auto-text-indent="false" style:text-autospace="none"/>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text-align="justify" style:justify-single-word="false" fo:orphans="0" fo:widows="0" fo:hyphenation-ladder-count="no-limit" fo:hyphenation-keep="auto" loext:hyphenation-keep-type="column" loext:hyphenation-keep-line="false"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text-align="justify" style:justify-single-word="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orphans="0" fo:widows="0" fo:hyphenation-ladder-count="no-limit" fo:hyphenation-keep="auto" loext:hyphenation-keep-type="column" loext:hyphenation-keep-line="false"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Отцы и дети</dc:title>
    <meta:initial-creator>Иван Сергеевич Тургенев</meta:initial-creator>
    <meta:creation-date>2024-10-02T13:28:00Z</meta:creation-date>
    <dc:date>2026-02-15T15:52:19.841421000</dc:date>
    <meta:editing-cycles>3</meta:editing-cycles>
    <meta:editing-duration>PT1M34S</meta:editing-duration>
    <meta:document-statistic meta:table-count="0" meta:image-count="0" meta:object-count="0" meta:page-count="8" meta:paragraph-count="141" meta:word-count="3987" meta:character-count="26494" meta:non-whitespace-character-count="22410"/>
    <meta:template xlink:type="simple" xlink:actuate="onRequest" xlink:title="" xlink:href="Normal.dotm"/>
  </office:meta>
</office:document-meta>
</file>